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P3" style:family="paragraph" style:parent-style-name="Preformatted_20_Text">
      <style:paragraph-properties fo:margin-top="0cm" fo:margin-bottom="0cm" style:contextual-spacing="false"/>
      <style:text-properties style:font-name="Courier New" fo:font-size="10pt" style:text-underline-style="none" style:font-name-asian="Courier New" style:font-size-asian="10pt" style:font-name-complex="Courier New" style:font-size-complex="10pt"/>
    </style:style>
    <style:style style:name="P4" style:family="paragraph" style:parent-style-name="Text_20_body">
      <style:paragraph-properties fo:margin-top="0cm" fo:margin-bottom="0.212cm" style:contextual-spacing="false"/>
    </style:style>
    <style:style style:name="P5" style:family="paragraph" style:parent-style-name="Preformatted_20_Text">
      <style:paragraph-properties fo:margin-left="4.041cm" fo:margin-right="0.025cm" fo:text-indent="-2.02cm" style:auto-text-indent="false">
        <style:tab-stops>
          <style:tab-stop style:position="0.432cm"/>
        </style:tab-stops>
      </style:paragraph-properties>
    </style:style>
    <style:style style:name="P6" style:family="paragraph" style:parent-style-name="Text_20_body">
      <style:text-properties style:font-name="Times New Roman" style:font-name-asian="MS Mincho" style:font-name-complex="Tahoma"/>
    </style:style>
    <style:style style:name="P7" style:family="paragraph" style:parent-style-name="Text_20_body">
      <style:text-properties style:font-name="Times New Roman" officeooo:paragraph-rsid="00195065" style:font-name-asian="MS Mincho" style:font-name-complex="Tahoma"/>
    </style:style>
    <style:style style:name="P8" style:family="paragraph" style:parent-style-name="Text_20_body">
      <style:text-properties fo:font-weight="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officeooo:paragraph-rsid="000d8f10"/>
    </style:style>
    <style:style style:name="P11" style:family="paragraph" style:parent-style-name="Text_20_body">
      <style:text-properties officeooo:paragraph-rsid="0016a877"/>
    </style:style>
    <style:style style:name="P12" style:family="paragraph" style:parent-style-name="Text_20_body">
      <style:text-properties officeooo:paragraph-rsid="001ffe2b"/>
    </style:style>
    <style:style style:name="P13" style:family="paragraph" style:parent-style-name="Preformatted_20_Text">
      <style:paragraph-properties>
        <style:tab-stops/>
      </style:paragraph-properties>
    </style:style>
    <style:style style:name="P14" style:family="paragraph" style:parent-style-name="Preformatted_20_Text">
      <style:text-properties style:font-name-asian="MS Mincho" style:font-name-complex="Tahoma"/>
    </style:style>
    <style:style style:name="P15" style:family="paragraph" style:parent-style-name="Preformatted_20_Text">
      <style:paragraph-properties>
        <style:tab-stops/>
      </style:paragraph-properties>
      <style:text-properties style:text-underline-style="none"/>
    </style:style>
    <style:style style:name="P16" style:family="paragraph" style:parent-style-name="Preformatted_20_Text">
      <style:text-properties officeooo:rsid="00024a9f" officeooo:paragraph-rsid="00024a9f"/>
    </style:style>
    <style:style style:name="P17" style:family="paragraph" style:parent-style-name="Preformatted_20_Text">
      <style:text-properties officeooo:rsid="00024a9f" officeooo:paragraph-rsid="0016a877"/>
    </style:style>
    <style:style style:name="P18" style:family="paragraph" style:parent-style-name="Preformatted_20_Text">
      <style:text-properties officeooo:paragraph-rsid="000f4a13"/>
    </style:style>
    <style:style style:name="P19" style:family="paragraph" style:parent-style-name="Preformatted_20_Text">
      <style:text-properties officeooo:paragraph-rsid="00195065"/>
    </style:style>
    <style:style style:name="P20" style:family="paragraph" style:parent-style-name="Preformatted_20_Text">
      <style:text-properties officeooo:paragraph-rsid="001ffe2b"/>
    </style:style>
    <style:style style:name="P21" style:family="paragraph" style:parent-style-name="Preformatted_20_Text">
      <style:paragraph-properties fo:margin-left="2cm" fo:margin-right="0cm" fo:text-indent="0cm" style:auto-text-indent="false"/>
    </style:style>
    <style:style style:name="P22" style:family="paragraph" style:parent-style-name="Preformatted_20_Text">
      <style:paragraph-properties fo:margin-left="2cm" fo:margin-right="0cm" fo:text-indent="0cm" style:auto-text-indent="false"/>
      <style:text-properties style:font-name-asian="MS Mincho" style:font-name-complex="Tahoma"/>
    </style:style>
    <style:style style:name="P23" style:family="paragraph" style:parent-style-name="Preformatted_20_Text">
      <style:paragraph-properties fo:margin-left="2cm" fo:margin-right="0cm" fo:text-indent="0cm" style:auto-text-indent="false"/>
      <style:text-properties officeooo:paragraph-rsid="00120707"/>
    </style:style>
    <style:style style:name="P24" style:family="paragraph" style:parent-style-name="Preformatted_20_Text">
      <style:paragraph-properties fo:margin-left="2cm" fo:margin-right="0cm" fo:margin-top="0cm" fo:margin-bottom="0.499cm" style:contextual-spacing="false"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27" style:family="paragraph" style:parent-style-name="Preformatted_20_Text">
      <style:paragraph-properties fo:margin-left="0cm" fo:margin-right="0cm" fo:text-indent="0cm" style:auto-text-indent="false"/>
    </style:style>
    <style:style style:name="P28" style:family="paragraph" style:parent-style-name="Preformatted_20_Text">
      <style:paragraph-properties fo:margin-left="0cm" fo:margin-right="0cm" fo:text-indent="0cm" style:auto-text-indent="false"/>
      <style:text-properties style:text-underline-style="solid" style:text-underline-width="auto" style:text-underline-color="font-color"/>
    </style:style>
    <style:style style:name="P29"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0"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style>
    <style:style style:name="P31" style:family="paragraph" style:parent-style-name="Preformatted_20_Text">
      <style:paragraph-properties fo:margin-top="0cm" fo:margin-bottom="0.499cm" style:contextual-spacing="false"/>
    </style:style>
    <style:style style:name="P32" style:family="paragraph" style:parent-style-name="Preformatted_20_Text">
      <style:paragraph-properties fo:margin-left="1cm" fo:margin-right="1cm" fo:text-indent="0cm" style:auto-text-indent="false"/>
    </style:style>
    <style:style style:name="P33" style:family="paragraph" style:parent-style-name="Preformatted_20_Text">
      <style:paragraph-properties fo:margin-left="1cm" fo:margin-right="1cm" fo:margin-top="0cm" fo:margin-bottom="0.499cm" style:contextual-spacing="false" fo:text-indent="0cm" style:auto-text-indent="false"/>
    </style:style>
    <style:style style:name="P34" style:family="paragraph" style:parent-style-name="List_20_Heading">
      <style:paragraph-properties fo:margin-left="1cm" fo:margin-right="1cm" fo:margin-top="0cm" fo:margin-bottom="0.499cm" style:contextual-spacing="false" fo:text-indent="0cm" style:auto-text-indent="false"/>
    </style:style>
    <style:style style:name="P35" style:family="paragraph" style:parent-style-name="List_20_Contents">
      <style:paragraph-properties fo:margin-left="2cm" fo:margin-right="1cm" fo:margin-top="0cm" fo:margin-bottom="0.499cm" style:contextual-spacing="false" fo:text-indent="0cm" style:auto-text-indent="false"/>
    </style:style>
    <style:style style:name="P36" style:family="paragraph" style:parent-style-name="Frame_20_contents">
      <style:paragraph-properties fo:text-align="center" style:justify-single-word="false"/>
      <style:text-properties style:font-name="Arial"/>
    </style:style>
    <style:style style:name="P37"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38" style:family="paragraph" style:parent-style-name="Text_20_body">
      <style:paragraph-properties fo:margin-top="0.423cm" fo:margin-bottom="0.212cm" style:contextual-spacing="false"/>
    </style:style>
    <style:style style:name="P39" style:family="paragraph" style:parent-style-name="Standard">
      <style:paragraph-properties fo:margin-top="0.423cm" fo:margin-bottom="0.212cm" style:contextual-spacing="false"/>
      <style:text-properties style:font-name="Arial" fo:font-size="11.8999996185303pt" fo:font-style="italic" fo:font-weight="bold" officeooo:paragraph-rsid="000c1dc6" style:font-name-asian="MS Mincho" style:font-size-asian="11.8999996185303pt" style:font-style-asian="italic" style:font-weight-asian="bold" style:font-name-complex="Tahoma" style:font-size-complex="11.8999996185303pt" style:font-style-complex="italic" style:font-weight-complex="bold"/>
    </style:style>
    <style:style style:name="P40" style:family="paragraph" style:parent-style-name="Quotations">
      <style:paragraph-properties fo:margin-left="0cm" fo:margin-right="1cm" fo:text-indent="0cm" style:auto-text-indent="false"/>
    </style:style>
    <style:style style:name="P41" style:family="paragraph" style:parent-style-name="Heading_20_4">
      <style:text-properties officeooo:paragraph-rsid="001ffe2b"/>
    </style:style>
    <style:style style:name="P42" style:family="paragraph" style:parent-style-name="Heading_20_4">
      <style:paragraph-properties fo:margin-top="0.423cm" fo:margin-bottom="0.212cm" style:contextual-spacing="false" fo:keep-with-next="always"/>
    </style:style>
    <style:style style:name="P43" style:family="paragraph" style:parent-style-name="Heading_20_4">
      <style:paragraph-properties fo:margin-top="0.423cm" fo:margin-bottom="0.212cm" style:contextual-spacing="false" fo:keep-with-next="always"/>
      <style:text-properties style:font-name="Arial" style:font-name-asian="MS Mincho" style:font-name-complex="Tahoma"/>
    </style:style>
    <style:style style:name="P44" style:family="paragraph" style:parent-style-name="Heading_20_4">
      <style:paragraph-properties fo:margin-top="0.423cm" fo:margin-bottom="0.212cm" style:contextual-spacing="false" fo:keep-with-next="always"/>
      <style:text-properties style:font-name="Arial" officeooo:rsid="00045f9e" officeooo:paragraph-rsid="00045f9e" style:font-name-asian="MS Mincho" style:font-name-complex="Tahoma"/>
    </style:style>
    <style:style style:name="P45" style:family="paragraph" style:parent-style-name="Heading_20_4">
      <style:paragraph-properties fo:margin-top="0.423cm" fo:margin-bottom="0.212cm" style:contextual-spacing="false" fo:keep-with-next="always"/>
      <style:text-properties style:font-name="Arial" fo:font-size="11.8999996185303pt" style:font-name-asian="MS Mincho" style:font-size-asian="11.8999996185303pt" style:font-name-complex="Tahoma" style:font-size-complex="11.8999996185303pt"/>
    </style:style>
    <style:style style:name="P46" style:family="paragraph" style:parent-style-name="Heading_20_4">
      <style:paragraph-properties fo:margin-top="0.423cm" fo:margin-bottom="0.212cm" style:contextual-spacing="false" fo:keep-with-next="always"/>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47" style:family="paragraph" style:parent-style-name="Heading_20_4">
      <style:paragraph-properties fo:margin-top="0.423cm" fo:margin-bottom="0.212cm" style:contextual-spacing="false" fo:keep-with-next="always"/>
      <style:text-properties style:font-name="Arial" fo:font-weight="bold" style:font-name-asian="MS Mincho" style:font-name-complex="Tahoma"/>
    </style:style>
    <style:style style:name="P48" style:family="paragraph" style:parent-style-name="Heading_20_4">
      <style:paragraph-properties fo:margin-top="0.423cm" fo:margin-bottom="0.212cm" style:contextual-spacing="false" fo:keep-with-next="always"/>
      <style:text-properties style:font-name="Arial" style:text-underline-style="none" fo:font-weight="bold" style:font-name-asian="MS Mincho" style:font-name-complex="Tahoma"/>
    </style:style>
    <style:style style:name="P49" style:family="paragraph" style:parent-style-name="Heading_20_4">
      <style:paragraph-properties fo:margin-top="0.423cm" fo:margin-bottom="0.212cm" style:contextual-spacing="false"/>
    </style:style>
    <style:style style:name="P50" style:family="paragraph" style:parent-style-name="Heading_20_4">
      <style:paragraph-properties fo:margin-top="0.423cm" fo:margin-bottom="0.212cm" style:contextual-spacing="false"/>
      <style:text-properties style:font-name="Arial" style:font-name-asian="MS Mincho" style:font-name-complex="Tahoma"/>
    </style:style>
    <style:style style:name="P51" style:family="paragraph" style:parent-style-name="Heading_20_4">
      <style:paragraph-properties fo:margin-top="0.423cm" fo:margin-bottom="0.212cm" style:contextual-spacing="false"/>
      <style:text-properties style:font-name="Arial" officeooo:paragraph-rsid="00045f9e" style:font-name-asian="MS Mincho" style:font-name-complex="Tahoma"/>
    </style:style>
    <style:style style:name="P52" style:family="paragraph" style:parent-style-name="Heading_20_4">
      <style:paragraph-properties fo:margin-top="0.423cm" fo:margin-bottom="0.212cm" style:contextual-spacing="false"/>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3" style:family="paragraph" style:parent-style-name="Heading_20_4">
      <style:paragraph-properties fo:margin-top="0.423cm" fo:margin-bottom="0.212cm" style:contextual-spacing="false"/>
      <style:text-properties officeooo:rsid="00094383" officeooo:paragraph-rsid="00094383"/>
    </style:style>
    <style:style style:name="P54" style:family="paragraph" style:parent-style-name="Heading_20_4">
      <style:paragraph-properties fo:margin-top="0.423cm" fo:margin-bottom="0.212cm" style:contextual-spacing="false"/>
      <style:text-properties officeooo:rsid="000c1dc6" officeooo:paragraph-rsid="000c1dc6"/>
    </style:style>
    <style:style style:name="P55" style:family="paragraph" style:parent-style-name="Heading_20_4">
      <style:paragraph-properties fo:margin-top="0.423cm" fo:margin-bottom="0.212cm" style:contextual-spacing="false"/>
      <style:text-properties fo:font-style="italic" style:font-style-asian="italic" style:font-style-complex="italic"/>
    </style:style>
    <style:style style:name="P56" style:family="paragraph" style:parent-style-name="Heading_20_3">
      <style:paragraph-properties fo:margin-top="0.423cm" fo:margin-bottom="0.212cm" style:contextual-spacing="false" fo:keep-with-next="always"/>
    </style:style>
    <style:style style:name="P57" style:family="paragraph" style:parent-style-name="Heading_20_2">
      <style:text-properties officeooo:paragraph-rsid="0023c1ef"/>
    </style:style>
    <style:style style:name="P58" style:family="paragraph" style:parent-style-name="Heading_20_2">
      <style:text-properties officeooo:paragraph-rsid="0027c5f0"/>
    </style:style>
    <style:style style:name="P59" style:family="paragraph" style:parent-style-name="Heading_20_2">
      <style:paragraph-properties fo:margin-top="0.423cm" fo:margin-bottom="0.212cm" style:contextual-spacing="false" fo:keep-with-next="always"/>
      <style:text-properties style:font-name="Arial" style:font-name-asian="MS Mincho" style:font-name-complex="Tahoma"/>
    </style:style>
    <style:style style:name="P60" style:family="paragraph" style:parent-style-name="Heading_20_2">
      <style:paragraph-properties fo:margin-top="0.423cm" fo:margin-bottom="0.212cm" style:contextual-spacing="false"/>
      <style:text-properties officeooo:paragraph-rsid="001ffe2b"/>
    </style:style>
    <style:style style:name="P61" style:family="paragraph" style:parent-style-name="Heading_20_1" style:master-page-name="First_20_Page">
      <style:paragraph-properties style:page-number="auto"/>
    </style:style>
    <style:style style:name="P62" style:family="paragraph" style:parent-style-name="Heading_20_1" style:master-page-name="Standard">
      <style:paragraph-properties style:page-number="1"/>
    </style:style>
    <style:style style:name="P63" style:family="paragraph" style:parent-style-name="Quotations" style:list-style-name="L2"/>
    <style:style style:name="P64" style:family="paragraph" style:parent-style-name="Quotations" style:list-style-name="L3"/>
    <style:style style:name="P65" style:family="paragraph" style:parent-style-name="Quotations" style:list-style-name="L2">
      <style:paragraph-properties fo:margin-top="0cm" fo:margin-bottom="0cm" style:contextual-spacing="false"/>
    </style:style>
    <style:style style:name="P66" style:family="paragraph" style:parent-style-name="Quotations" style:list-style-name="L3">
      <style:paragraph-properties fo:margin-top="0cm" fo:margin-bottom="0cm" style:contextual-spacing="false"/>
    </style:style>
    <style:style style:name="P67" style:family="paragraph" style:parent-style-name="Preformatted_20_Text">
      <style:paragraph-properties fo:margin-left="0cm" fo:margin-right="0cm" fo:text-indent="0cm" style:auto-text-indent="false">
        <style:tab-stops>
          <style:tab-stop style:position="1.732cm"/>
        </style:tab-stops>
      </style:paragraph-properties>
      <style:text-properties officeooo:rsid="00045f9e" officeooo:paragraph-rsid="0006064b"/>
    </style:style>
    <style:style style:name="P68" style:family="paragraph" style:parent-style-name="Preformatted_20_Text">
      <style:paragraph-properties fo:margin-left="2cm" fo:margin-right="0cm" fo:text-indent="0cm" style:auto-text-indent="false">
        <style:tab-stops/>
      </style:paragraph-properties>
      <style:text-properties officeooo:rsid="00045f9e" officeooo:paragraph-rsid="0006064b"/>
    </style:style>
    <style:style style:name="P69" style:family="paragraph" style:parent-style-name="Preformatted_20_Text">
      <style:paragraph-properties fo:margin-left="2cm" fo:margin-right="0cm" fo:text-indent="0cm" style:auto-text-indent="false"/>
      <style:text-properties officeooo:rsid="00094383"/>
    </style:style>
    <style:style style:name="P70" style:family="paragraph" style:parent-style-name="Preformatted_20_Text">
      <style:paragraph-properties fo:margin-left="2cm" fo:margin-right="0cm" fo:text-indent="0cm" style:auto-text-indent="false"/>
      <style:text-properties officeooo:rsid="00094383" officeooo:paragraph-rsid="000c1dc6"/>
    </style:style>
    <style:style style:name="P71" style:family="paragraph" style:parent-style-name="Text_20_body" style:list-style-name="L1"/>
    <style:style style:name="P72" style:family="paragraph" style:parent-style-name="Text_20_body">
      <style:text-properties officeooo:rsid="00094383"/>
    </style:style>
    <style:style style:name="P73" style:family="paragraph" style:parent-style-name="Text_20_body">
      <style:text-properties officeooo:paragraph-rsid="00218a74"/>
    </style:style>
    <style:style style:name="P74" style:family="paragraph" style:parent-style-name="Text_20_body">
      <style:text-properties officeooo:paragraph-rsid="00236d3c"/>
    </style:style>
    <style:style style:name="P75" style:family="paragraph" style:parent-style-name="Text_20_body">
      <style:text-properties officeooo:rsid="0023c1ef" officeooo:paragraph-rsid="0024cfce"/>
    </style:style>
    <style:style style:name="P76" style:family="paragraph" style:parent-style-name="Text_20_body">
      <style:text-properties officeooo:rsid="0024cfce" officeooo:paragraph-rsid="0024cfce"/>
    </style:style>
    <style:style style:name="P77" style:family="paragraph" style:parent-style-name="Text_20_body">
      <style:text-properties officeooo:rsid="0027c5f0" officeooo:paragraph-rsid="0027c5f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bold"/>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style:font-name="Times New Roman" fo:font-weight="normal" style:font-weight-asian="normal" style:font-weight-complex="normal"/>
    </style:style>
    <style:style style:name="T10" style:family="text">
      <style:text-properties fo:background-color="#ffff00" loext:char-shading-value="0"/>
    </style:style>
    <style:style style:name="T11" style:family="text">
      <style:text-properties fo:background-color="transparent" loext:char-shading-value="0"/>
    </style:style>
    <style:style style:name="T12" style:family="text">
      <style:text-properties style:font-name-asian="MS Mincho" style:font-name-complex="Tahoma"/>
    </style:style>
    <style:style style:name="T13" style:family="text">
      <style:text-properties style:font-name="Arial"/>
    </style:style>
    <style:style style:name="T14" style:family="text">
      <style:text-properties style:font-name="Arial" style:text-underline-style="none" fo:font-weight="bold" style:font-name-asian="MS Mincho" style:font-name-complex="Tahoma"/>
    </style:style>
    <style:style style:name="T15" style:family="text">
      <style:text-properties style:font-name="Arial" style:font-name-asian="MS Mincho" style:font-name-complex="Tahoma"/>
    </style:style>
    <style:style style:name="T16" style:family="text">
      <style:text-properties style:text-underline-style="none"/>
    </style:style>
    <style:style style:name="T17" style:family="text">
      <style:text-properties style:text-underline-style="none" fo:font-weight="bold"/>
    </style:style>
    <style:style style:name="T18" style:family="text">
      <style:text-properties style:text-underline-style="none"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size="10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style:font-name-asian="MS Mincho" style:font-name-complex="Tahoma"/>
    </style:style>
    <style:style style:name="T23" style:family="text">
      <style:text-properties style:font-name="Courier New" fo:font-size="10pt" style:font-name-asian="Courier New" style:font-size-asian="10pt" style:font-name-complex="Courier New" style:font-size-complex="10pt"/>
    </style:style>
    <style:style style:name="T24" style:family="text">
      <style:text-properties style:font-name="Courier New" fo:font-size="10pt" style:text-underline-style="none" style:font-name-asian="Courier New" style:font-size-asian="10pt" style:font-name-complex="Courier New" style:font-size-complex="10pt"/>
    </style:style>
    <style:style style:name="T25" style:family="text">
      <style:text-properties officeooo:rsid="00006253"/>
    </style:style>
    <style:style style:name="T26" style:family="text">
      <style:text-properties officeooo:rsid="0002a0f1"/>
    </style:style>
    <style:style style:name="T27" style:family="text">
      <style:text-properties officeooo:rsid="00045f9e"/>
    </style:style>
    <style:style style:name="T28" style:family="text">
      <style:text-properties officeooo:rsid="00087547"/>
    </style:style>
    <style:style style:name="T29" style:family="text">
      <style:text-properties officeooo:rsid="00094383"/>
    </style:style>
    <style:style style:name="T30" style:family="text">
      <style:text-properties officeooo:rsid="000b062d"/>
    </style:style>
    <style:style style:name="T31" style:family="text">
      <style:text-properties officeooo:rsid="00102a30"/>
    </style:style>
    <style:style style:name="T32" style:family="text">
      <style:text-properties officeooo:rsid="00174106"/>
    </style:style>
    <style:style style:name="T33" style:family="text">
      <style:text-properties officeooo:rsid="0017fec9"/>
    </style:style>
    <style:style style:name="T34" style:family="text">
      <style:text-properties officeooo:rsid="0018c7d6"/>
    </style:style>
    <style:style style:name="T35" style:family="text">
      <style:text-properties officeooo:rsid="001ab500"/>
    </style:style>
    <style:style style:name="T36" style:family="text">
      <style:text-properties officeooo:rsid="001c03ef"/>
    </style:style>
    <style:style style:name="T37" style:family="text">
      <style:text-properties officeooo:rsid="001dc4d4"/>
    </style:style>
    <style:style style:name="T38" style:family="text">
      <style:text-properties officeooo:rsid="001f853a"/>
    </style:style>
    <style:style style:name="T39" style:family="text">
      <style:text-properties officeooo:rsid="00218a74"/>
    </style:style>
    <style:style style:name="T40" style:family="text">
      <style:text-properties style:font-name="Times New Roman1" officeooo:rsid="00218a74"/>
    </style:style>
    <style:style style:name="T41" style:family="text">
      <style:text-properties style:font-name="Times New Roman1" fo:font-style="italic" officeooo:rsid="00218a74" style:font-style-asian="italic" style:font-style-complex="italic"/>
    </style:style>
    <style:style style:name="T42" style:family="text">
      <style:text-properties style:font-name="Times New Roman1" fo:font-style="italic" officeooo:rsid="00236d3c" style:font-style-asian="italic" style:font-style-complex="italic"/>
    </style:style>
    <style:style style:name="T43" style:family="text">
      <style:text-properties officeooo:rsid="0022bf6a"/>
    </style:style>
    <style:style style:name="T44" style:family="text">
      <style:text-properties officeooo:rsid="00236d3c"/>
    </style:style>
    <style:style style:name="T45" style:family="text">
      <style:text-properties officeooo:rsid="0023c1ef"/>
    </style:style>
    <style:style style:name="T46" style:family="text">
      <style:text-properties officeooo:rsid="0024cfce"/>
    </style:style>
    <style:style style:name="T47" style:family="text">
      <style:text-properties officeooo:rsid="00264931"/>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draw:frame draw:style-name="fr1" draw:name="Marco1" text:anchor-type="paragraph" svg:x="4.89cm" svg:y="21.627cm" svg:width="7.218cm" draw:z-index="0"><draw:text-box fo:min-height="2.828cm"><text:p text:style-name="P37">DSD</text:p><text:p text:style-name="P36">Diseño de filtros digitales</text:p><text:p text:style-name="P36">©Roberto Ripio, 2012<text:span text:style-name="T25">-2013</text:span></text:p></draw:text-box></draw:frame></text:h>
      <text:h text:style-name="P62" text:outline-level="1">I<text:span text:style-name="T45">ntroducción</text:span></text:h>
      <text:p text:style-name="P77">DSD es un conjunto de scripts de GNU-octave para el cálculo de filtros FIR de ecualización y corte de altavoces en recintos multivía, y filtros FIR de corrección de sala.</text:p>
      <text:p text:style-name="P75">GNU-octave<text:span text:style-name="T46"> es un entorno de programación interpretada para cálculos matemáticos que puede usarse interactivamente o por medio de scripts. DSD se ejecuta dentro de ese entorno, lanzando los scripts de cálculo con el nombre del archivo de proyecto como argumento.</text:span></text:p>
      <text:h text:style-name="P57" text:outline-level="2"><text:span text:style-name="T45">Instalación de Octave</text:span></text:h>
      <text:p text:style-name="P76">Para la instalación de Octave y los paquetes de funciones necesarios puede consultarse el documento <text:span text:style-name="T1">octave-install.pdf</text:span><text:span text:style-name="T3"> incluido en la distribución.</text:span></text:p>
      <text:h text:style-name="P58" text:outline-level="2"><text:span text:style-name="T45">Instalación del p</text:span>aquete DSD</text:h>
      <text:p text:style-name="Text_20_body">DSD quiere decir (por ejemplo) Digital Signal Design. Contiene las funciones específicas para el diseño de filtros digitales, y los scripts de diseño que las utilizan.</text:p>
      <text:p text:style-name="Text_20_body">Debe copiarse a un directorio, por ejemplo:</text:p>
      <text:p text:style-name="Text_20_body"><text:span text:style-name="Source_20_Text"><text:span text:style-name="T1">C:\Users\[usuario]\Octave</text:span></text:span></text:p>
      <text:p text:style-name="Text_20_body"><text:span text:style-name="Source_20_Text"><text:span text:style-name="T6">Para </text:span></text:span><text:span text:style-name="Source_20_Text"><text:span text:style-name="T9">guardar permanentemente la ruta de búsqueda</text:span></text:span><text:span text:style-name="Source_20_Text"><text:span text:style-name="T6">, </text:span></text:span><text:span text:style-name="Source_20_Text"><text:span text:style-name="T7">ejecutar la secuencia:</text:span></text:span></text:p>
      <text:p text:style-name="Text_20_body_20_indent"><text:span text:style-name="Source_20_Text">addpath(genpath('C:\Users\Roberto\octave'))</text:span></text:p>
      <text:p text:style-name="Text_20_body_20_indent"><text:span text:style-name="Source_20_Text">savepath()</text:span></text:p>
      <text:p text:style-name="Text_20_body"><text:span text:style-name="Source_20_Text"><text:span text:style-name="T7">En esta órden vemos algunos signos que debemos conocer. En primer lugar, se trata de una función cuyo argumento, el nombre del directorio a añadir, va entre paréntesis. Dicho argumento es un dato tipo </text:span></text:span><text:span text:style-name="Source_20_Text"><text:span text:style-name="T8">string</text:span></text:span><text:span text:style-name="Source_20_Text"><text:span text:style-name="T7">, una cadena de texto, y debe ir entre comillas, dobles o simples. Si se usan comillas simples no se expandirán las secuencias de escape.</text:span></text:span></text:p>
      <text:h text:style-name="Heading_20_1" text:outline-level="1">Confección de los filtros</text:h>
      <text:p text:style-name="Text_20_body">El procedimiento es el siguiente:</text:p>
      <text:list xml:id="list4498541887107572567" text:style-name="L1">
        <text:list-item>
          <text:p text:style-name="P71">Elaboración de los archivos de respuesta en frecuencia de los diferentes altavoces de la caja acústica.</text:p>
        </text:list-item>
        <text:list-item>
          <text:p text:style-name="P71">Elección de las frecuencias de corte y del tipo de crossover en cada corte.</text:p>
        </text:list-item>
        <text:list-item>
          <text:p text:style-name="P71">Escribir los parámetros del filtro en los correspondientes archivos de guión (extensión .xof), uno por cada vía.</text:p>
        </text:list-item>
        <text:list-item>
          <text:p text:style-name="P71">Ejecución del programa dsd, con el archivo de <text:span text:style-name="T47">proyecto</text:span> como parámetro, y opcionalmente añadiendo como parámetros la frecuencia de muestreo y la clase de filtro.</text:p>
        </text:list-item>
        <text:list-item>
          <text:p text:style-name="P71">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frd,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se dsd use para componer, junto con la clase de filtro, el nombre de los filtros de salida.</text:p>
      <text:h text:style-name="Heading_20_2" text:outline-level="2">Elección de las frecuencias de corte y del tipo de crossover</text:h>
      <text:p text:style-name="Text_20_body">En el momento de redactar este manual 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cortando adicionalmente con el mismo pasaaltos que estas, reproduciendo el efecto de un filtro activo en cascada.</text:p>
      <text:h text:style-name="Heading_20_2" text:outline-level="2">Confección de los archivos de guión</text:h>
      <text:p text:style-name="Text_20_body">La carpeta del paquete contiene un archivo ejemplo <text:span text:style-name="T1">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T1">t.xof</text:span>. Es decir, con un prefijo que aluda a la vía (T,M,W por tweeter, mid, woofer), pero nada de esto es preceptivo, salvo la extensión del archivo <text:span text:style-name="T2">(.</text:span><text:span text:style-name="T4">xof).</text:span></text:p>
      <text:h text:style-name="Heading_20_2" text:outline-level="2">Opciones por defecto</text:h>
      <text:p text:style-name="Text_20_body">En el directorio de DSD está el archivo <text:span text:style-name="T1">Rrxof.ini</text:span><text:span text:style-name="T3">, con las opciones por defecto</text:span><text:span text:style-name="T1">.</text:span><text:span text:style-name="T3"> Los archivos de guión específicos tienen precedencia sobre estas opciones. Un modo conveniente de operar es hacer archivos de guión que contengan solo los parámetros específicos que varíen respecto a las opciones por defecto.</text:span></text:p>
      <text:p text:style-name="P9">Los parámetros de línea de órdenes tienen a su vez precedencia sobre lo anterior, de modo que pueden omitirse de los guiones la frecuencia de muestreo y la clase de filtro, a fin de emplear un solo guión para diversos filtros con los mismos cortes.</text:p>
      <text:h text:style-name="P59"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15 o 16,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56" text:outline-level="3">FS File <text:span text:style-name="T15">Settings</text:span></text:h>
      <text:h text:style-name="Heading_20_4" text:outline-level="4">FSInputFile</text:h>
      <text:p text:style-name="Text_20_body">Nombre del archivo <text:span text:style-name="T1">.frd</text:span> de la medición de la vía que corresponda.</text:p>
      <text:h text:style-name="Heading_20_4" text:outline-level="4">FSNormFile</text:h>
      <text:p text:style-name="Text_20_body">Archivo con los valores de normalización de niveles, para la posterior aplicación de ganancias por vía. Por defecto “niveles.txt".</text:p>
      <text:h text:style-name="P56" text:outline-level="3">CF <text:span text:style-name="T15">Crossover</text:span> Filter</text:h>
      <text:p text:style-name="P38">Debe tenerse en cuenta que, si bien los woofers o los tweeters no tienen tradicionalmente corte en el extremo de la banda, el filtrado digital permite o aconseja poner cortes en esos extremos, a criterio <text:soft-page-break/>del diseñador, para algunas estrategias de ecualización de fase, o para mejorar los filtros de reconstrucción de los convertidores (<text:span text:style-name="T1">apodizing filters</text:span>).</text:p>
      <text:h text:style-name="Heading_20_4" text:outline-level="4">CFClass</text:h>
      <text:p text:style-name="Text_20_body">Clase de filtro (LP o MP). Puede omitirse si se da como tercer parámetro al llamar al programa.</text:p>
      <text:h text:style-name="Heading_20_4" text:outline-level="4">CFLowType</text:h>
      <text:p text:style-name="P73">Para filtros MP, tipo del filtro pasa<text:span text:style-name="T39">altos</text:span> (que filtrará el extremo <text:span text:style-name="T39">izquierdo</text:span> de la vía<text:span text:style-name="T39"> </text:span><text:span text:style-name="T40">˗</text:span><text:span text:style-name="T41">low˗</text:span>). Puede ser “Butterworth” o “LinkwitzRiley”. No tiene efecto si CFClass es LP. Debe darse entre llaves, al tratarse de un <text:span text:style-name="T1">cell array</text:span><text:span text:style-name="T3">.</text:span></text:p>
      <text:p text:style-name="Text_20_body">Puede darse como <text:span text:style-name="T1">cell array</text:span> de varios valores si se van a dar varios cortes pasaaltos para simular un filtro en cascada.</text:p>
      <text:h text:style-name="Heading_20_4" text:outline-level="4">CFLowOrder</text:h>
      <text:p text:style-name="Text_20_body">Es el orden del filtro pasa<text:span text:style-name="T43">altos</text:span> MP. No tiene efecto si CFClass es LP.</text:p>
      <text:p text:style-name="Text_20_body">Puede darse como <text:span text:style-name="T3">vector</text:span> de varios valores si se van a dar varios cortes pasaaltos para simular un filtro en cascada.</text:p>
      <text:h text:style-name="Heading_20_4" text:outline-level="4">CFLowF</text:h>
      <text:p text:style-name="Text_20_body">Frecuencia de corte correspondiente. Un valor 0 indica que no hay corte en este lado (p.ej. woofers).</text:p>
      <text:p text:style-name="Text_20_body">Puede darse como <text:span text:style-name="T3">vector</text:span> de varios valores si se van a dar varios cortes pasaaltos para simular un filtro en cascada. Si el archivo de guión se usa también para filtros de fase lineal, <text:span text:style-name="T10">se usará solo el primer valor del vector como frecuencia de corte</text:span>.</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MP y LP. Debe darse un valor booleano.</text:p>
      <text:h text:style-name="Heading_20_4" text:outline-level="4">CFHighType</text:h>
      <text:p text:style-name="P74">Para filtros MP, tipo del filtro pasa<text:span text:style-name="T44">bajos</text:span> (que filtrará el extremo <text:span text:style-name="T44">derecho</text:span> de la vía<text:span text:style-name="T44"> </text:span><text:span text:style-name="T40">˗</text:span><text:span text:style-name="T42">high</text:span><text:span text:style-name="T41">˗</text:span>). Puede ser “Butterworth” o “LinkwitzRiley”. No tiene efecto si CFClass es LP.</text:p>
      <text:h text:style-name="Heading_20_4" text:outline-level="4">CFHighOrder</text:h>
      <text:p text:style-name="P74">Es el orden del filtro pasa<text:span text:style-name="T44">bajos</text:span> MP. No tiene efecto si CFClass es LP.</text:p>
      <text:h text:style-name="Heading_20_4" text:outline-level="4">CFHighF</text:h>
      <text:p text:style-name="Text_20_body">Un valor 0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text:soft-page-break/>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2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WFlatInterval, la ecualización se va eliminando progresivamente durante este otro intervalo en octavas.</text:p>
      <text:h text:style-name="Heading_20_4" text:outline-level="4">TWLimitLowF1</text:h>
      <text:p text:style-name="Text_20_body">El mismo límite definido con TWTransitionInterval se define aquí como límite absoluto de frecuencia, que tiene precedencia sobre el resultado de aplicar TWTransitionInterval. Si no hay crossover en el extremo izquierdo se aplica directamente este límite.</text:p>
      <text:h text:style-name="Heading_20_4" text:outline-level="4">TWLimitLowF2</text:h>
      <text:p text:style-name="Text_20_body">El mismo límite definido con TWFlatInterval se define aquí como límite absoluto de frecuencia, que tiene precedencia sobre el resultado de aplicar TWFlatInterval. Si no hay crossover en el extremo izquierdo se aplica directamente este límite.</text:p>
      <text:h text:style-name="Heading_20_4" text:outline-level="4">TWLimitHighF1</text:h>
      <text:p text:style-name="Text_20_body">El mismo límite definido con TWFlatInterval se define aquí como límite absoluto de frecuencia, que tiene precedencia sobre el resultado de aplicar TWFlatInterval. Si no hay crossover en el extremo derecho se aplica directamente este límite.</text:p>
      <text:h text:style-name="Heading_20_4" text:outline-level="4">TWLimitHighF2</text:h>
      <text:p text:style-name="Text_20_body">El mismo límite definido con TWTransitionInterval se define aquí como límite absoluto de frecuencia, que tiene precedencia sobre el resultado de aplicar TWTransitionInterval. Si no hay crossover en el extremo derecho se aplica directamente este límite. Puede ser conveniente que sea inferior a la mayor frecuencia del archivo de datos <text:span text:style-name="T1">.frd</text:span><text:span text:style-name="T3">, en el caso de que se generen filtros para una frecuencia de muestreo superior a la usada al hacer la medida.</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text:span text:style-name="T1">cd [carpeta de trabajo]</text:span>), o bien se da el parámetro del archivo de guión con su ruta completa, <text:span text:style-name="T1">sin extensión</text:span>.</text:p>
      <text:p text:style-name="Text_20_body">Al ejecutar <text:span text:style-name="T1">RRxof [archivo_de_guión]</text:span> se generará el filtro pcm y los gráficos explicativos de la vía correspondiente.</text:p>
      <text:p text:style-name="Text_20_body">Si el archivo de guión no incluye GSFs y CFClass deben darse como parámetros. Por ejemplo, una posible llamada al programa podría ser:</text:p>
      <text:p text:style-name="Text_20_body"><text:tab/>Rrxof t 44100 lp</text:p>
      <text:p text:style-name="Text_20_body">Que calcularía un filtro según lo indicado en el archivo <text:span text:style-name="T1">t.xof</text:span><text:span text:style-name="T3"> del directorio actual, con filtros para fs=44100 de fase lineal.</text:span></text:p>
      <text:p text:style-name="P9">Aunque <text:s/>GSFs y CFClass se especifiquen en el archivo de guión pueden darse como parámetros, que tendrán precedencia sobre el guión. Los parámetros son posicionales, de modo que no pueden omitirse parámetros intermedios, pero no tienen que especificarse todos.</text:p>
      <text:p text:style-name="P9">Es correcto: “Rrxof t 44100” y “Rrxof t” pero no “Rrxof t lp”.</text:p>
      <text:p text:style-name="P9">El nombre de los filtros generados será &lt;clase de filtro&gt;-&lt;nombre del .frd de la medición&gt;.pcm, dentro de un subdirectorio (respecto a aquel en que esté el archivo de guión) cuyo nombre es la frecuencia de muestreo.</text:p>
      <text:p text:style-name="Text_20_body"/>
      <text:h text:style-name="Heading_20_1" text:outline-level="1">Funciones del paquete DSD</text:h>
      <text:h text:style-name="P43" text:outline-level="4">audioplot </text:h>
      <text:p text:style-name="P6">Dibuja una gráfica de respuesta en frecuencia con un formato convencional.</text:p>
      <text:p text:style-name="Preformatted_20_Text">audioplot(F, dBmag, bottom, top, step, plotitle)<text:line-break/><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p>
      <text:p text:style-name="Preformatted_20_Text"><text:tab/>plotitle<text:tab/>= Título de la gráfica.</text:p>
      <text:h text:style-name="P50" text:outline-level="4">biqshelving </text:h>
      <text:p text:style-name="P6">Obtiene los coeficientes del filtro IIR asociado a un filtro shelving tal como se define en <text:a xlink:type="simple" xlink:href="http://www.linkwitzlab.com/">www.linkwitzlab.com</text:a>. La pendiente se limita a la ausencia de overshoot, con un máximo de 6 dB/oct. Las ganancias en la banda pasante son siempre positivas.</text:p>
      <text:p text:style-name="Preformatted_20_Text"><text:span text:style-name="T12">[b,a] = biqshelving(fs, f1, f2, type)<text:line-break/><text:tab/>[b,a]<text:tab/>= Coeficientes del filtro IIR.<text:line-break/><text:tab/></text:span><text:span text:style-name="T22">fs</text:span><text:span text:style-name="T12"><text:tab/>= Frecuencia de muestreo.<text:line-break/><text:tab/>f1<text:tab/>= Frecuencia de inicio de la pendiente.<text:line-break/><text:tab/>f2<text:tab/>= Frecuencia final de la pendiente.<text:line-break/><text:tab/>type<text:tab/>= Valor de cadena entre: lowShelf o highShelf.</text:span></text:p>
      <text:p text:style-name="P14"/>
      <text:h text:style-name="P43" text:outline-level="4">biquad </text:h>
      <text:p text:style-name="P6">Obtiene los coeficientes del filtro IIR asociado a un biquad. Las ganancias en la banda pasante son siempre positivas.</text:p>
      <text:p text:style-name="P14">[b,a] = biquad(Fs,f0,Q,type,dBgain)<text:line-break/><text:tab/>[b,a]<text:tab/>= Coeficientes del filtro IIR.<text:line-break/><text:tab/><text:span text:style-name="T21">fs</text:span><text:tab/>= Frecuencia de muestreo.<text:line-break/><text:tab/>f0<text:tab/>= Frecuencia central del filtro.<text:line-break/><text:tab/>Q<text:tab/>= Definido en "DSP EQ cookbook". En "peakingEQ" el ancho de<text:tab/><text:tab/>banda es entre puntos de ganancia mitad.<text:line-break/><text:tab/>type<text:tab/>= Valor de cadena entre:</text:p>
      <text:p text:style-name="P14"><text:tab/><text:tab/> <text:s/>LPF, HPF, notch, peakingEQ, lowShelf o highShelf.<text:line-break/> <text:tab/>dBgain<text:tab/>= Solo para peakingEQ, lowShelf o highShelf.</text:p>
      <text:h text:style-name="P44" text:outline-level="4">buttwindow</text:h>
      <text:p text:style-name="Text_20_body"><text:span text:style-name="T27">Genera una ventana estándar de promediado de potencia con filtrado butterworth de 6º orden.</text:span></text:p>
      <text:p text:style-name="P67">x = buttwindow (m,ppo,ppoSm)</text:p>
      <text:p text:style-name="P68">x <text:tab/>= ventana.<text:line-break/>m <text:tab/>= longitud del espectro logarítmico a promediar.<text:line-break/>ppo <text:tab/>= fracción de octava del intervalo de frecuencias. <text:line-break/>ppoSm <text:tab/>= fracción de octava del suavizado.</text:p>
      <text:h text:style-name="P51" text:outline-level="4">centerimp</text:h>
      <text:p text:style-name="P6">Aumenta la longitud de un impulso centrándolo. El impulso original debe tener longitud impar.</text:p>
      <text:p text:style-name="Preformatted_20_Text">imp = centerimp(imporig,m)</text:p>
      <text:p text:style-name="Preformatted_20_Text"><text:tab/>imp <text:tab/>= Coeficientes del filtro FIR.</text:p>
      <text:p text:style-name="Preformatted_20_Text"><text:tab/>imporig<text:tab/>= Impulso a centrar. Debe ser de longitud impar.</text:p>
      <text:p text:style-name="Preformatted_20_Text"><text:tab/>m<text:tab/>= Longitud final del impulso.</text:p>
      <text:h text:style-name="P50" text:outline-level="4"><text:soft-page-break/>crossButterworth</text:h>
      <text:p text:style-name="P6">Obtiene el filtro FIR de un filtro Butterworth de orden n.</text:p>
      <text:p text:style-name="P14">imp = crossButterworth(Fs,m,nl,fl,nh,fh).</text:p>
      <text:p text:style-name="P22">imp <text:tab/>= Coeficientes del filtro FIR.<text:line-break/>Fs <text:tab/>= Frecuencia de muestreo.<text:line-break/>m <text:tab/>= Número de muestras.<text:line-break/>nl<text:tab/>= Orden del filtro pasaaltos.<text:line-break/>fl <text:tab/>= Frecuencia de corte inferior (pasaaltos). 0 para pasabajos.</text:p>
      <text:p text:style-name="P22">nh<text:tab/>= Orden del filtro pasabajos.<text:line-break/>fh <text:tab/>= Frecuencia de corte superior (pasabajos). 0 para pasaaltos.</text:p>
      <text:h text:style-name="P50" text:outline-level="4">crossLinear</text:h>
      <text:p text:style-name="P6">Obtiene el filtro FIR windowed sinc de fase lineal y alta pendiente, con ventana Blackman-Harris.<text:span text:style-name="T3"> Genera un filtro de longitud efectiva igual a un cierto número de ciclos de señal (a la frecuencia de corte), centrado en un vector de ceros de longitud </text:span><text:span text:style-name="T1">m</text:span><text:span text:style-name="T3">. </text:span><text:span text:style-name="T1">m</text:span><text:span text:style-name="T3"> siempre es par, y el filtro como tal siempre es impar, de modo que el centrado tiene un desplazamiento de una muestra hacia el pasado.</text:span></text:p>
      <text:p text:style-name="P14">imp = crossLinear(Fs,m,nc,fl,fh).</text:p>
      <text:p text:style-name="P22">imp <text:tab/>= Coeficientes del filtro FIR.<text:line-break/>Fs <text:tab/>= Frecuencia de muestreo.<text:line-break/>m <text:tab/>= Número de muestras.</text:p>
      <text:p text:style-name="P22">nc<text:tab/>= Número de ciclos del impulso.<text:line-break/>fl <text:tab/>= Frecuencia de corte inferior (pasaaltos). 0 para pasabajos.<text:line-break/>fh <text:tab/>= Frecuencia de corte superior (pasabajos). 0 para pasaaltos.</text:p>
      <text:h text:style-name="P50" text:outline-level="4">crossLinkwitzRiley</text:h>
      <text:p text:style-name="P6">Obtiene el filtro FIR de un filtro Linkwitz-Riley de orden nl, nl par.</text:p>
      <text:p text:style-name="P14">imp = crossLinkwitzRiley(Fs,m,nl,fl,nh,fh).</text:p>
      <text:p text:style-name="P21">imp <text:tab/>= Coeficientes del filtro FIR.<text:line-break/>Fs <text:tab/>= Frecuencia de muestreo.<text:line-break/>m <text:tab/>= Número de muestras.<text:line-break/><text:span text:style-name="T12">nl<text:tab/>= Orden del filtro pasaaltos.<text:line-break/>fl <text:tab/>= Frecuencia de corte inferior (pasaaltos). 0 para pasabajos.</text:span></text:p>
      <text:p text:style-name="P22">nh<text:tab/>= Orden del filtro pasabajos.<text:line-break/>fh <text:tab/>= Frecuencia de corte superior (pasabajos). 0 para pasaaltos.</text:p>
      <text:h text:style-name="P43" text:outline-level="4">crossLRmag</text:h>
      <text:p text:style-name="P6">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p>
      <text:p text:style-name="Preformatted_20_Text"><text:tab/>magH<text:tab/>= vector columna con la magnitud del pasaaltos.</text:p>
      <text:p text:style-name="P14"><text:tab/>f<text:tab/>= vector columna con las <text:span text:style-name="T10">frecuencias del semiespectro</text:span>.</text:p>
      <text:p text:style-name="P14"><text:tab/>fc<text:tab/>= frecuencia de corte.</text:p>
      <text:p text:style-name="P14"><text:tab/>slope<text:tab/>= pendiente en dB/oct.</text:p>
      <text:h text:style-name="P50" text:outline-level="4">dB2mag, dB2pow</text:h>
      <text:p text:style-name="P6">Pasa un vector de decibelios a magnitud o potencia.</text:p>
      <text:p text:style-name="Preformatted_20_Text">b = dB2mag(a)</text:p>
      <text:p text:style-name="Preformatted_20_Text"><text:tab/><text:span text:style-name="T12">b<text:tab/>= magnitud.</text:span></text:p>
      <text:p text:style-name="P14"><text:tab/>a<text:tab/>= decibelios.</text:p>
      <text:p text:style-name="Preformatted_20_Text"/>
      <text:p text:style-name="Preformatted_20_Text">b = dB2pow(a)</text:p>
      <text:p text:style-name="Preformatted_20_Text"><text:tab/><text:span text:style-name="T12">b<text:tab/>= potencia.</text:span></text:p>
      <text:p text:style-name="P14"><text:soft-page-break/><text:tab/>a<text:tab/>= decibelios.</text:p>
      <text:h text:style-name="P43" text:outline-level="4">delta</text:h>
      <text:p text:style-name="P6">Obtiene un impulso de longitud m con valor uno en su primera muestra.</text:p>
      <text:p text:style-name="Preformatted_20_Text">imp = delta(m)</text:p>
      <text:p text:style-name="P14"><text:span text:style-name="T13"><text:tab/></text:span>imp <text:tab/>= Coeficientes del filtro FIR.</text:p>
      <text:p text:style-name="P14"><text:tab/>m <text:tab/>= número de muestras.</text:p>
      <text:h text:style-name="P43" text:outline-level="4">deltacentered</text:h>
      <text:p text:style-name="P6">Obtiene un impulso de longitud m con valor uno en su muestra central.</text:p>
      <text:p text:style-name="Preformatted_20_Text">imp = deltacentered(m)</text:p>
      <text:p text:style-name="P14"><text:span text:style-name="T13"><text:tab/></text:span>imp <text:tab/>= Coeficientes del filtro FIR.</text:p>
      <text:p text:style-name="P14"><text:tab/>m <text:tab/>= número de muestras. Debe ser impar.</text:p>
      <text:h text:style-name="P42" text:outline-level="4">frdinterp</text:h>
      <text:p text:style-name="P4">Obtiene la magnitud en decibelios sobre el semiespectro a partir de un archivo .frd.</text:p>
      <text:p text:style-name="P2">magdB = frdinterp(filename,m,fs)</text:p>
      <text:p text:style-name="P2"><text:tab/>magdB<text:tab/>= Magnitud en dB sobre el semiespectro.</text:p>
      <text:p text:style-name="P2"><text:tab/>filename<text:tab/>= Nombre del archivo .frd.</text:p>
      <text:p text:style-name="P2"><text:tab/>m<text:tab/>= Longitud del espectro completo (debe ser par).</text:p>
      <text:p text:style-name="P2"><text:tab/>fs<text:tab/>= Frecuencia de muestreo.</text:p>
      <text:h text:style-name="P43" text:outline-level="4">frjoin</text:h>
      <text:p text:style-name="P6">Une dos respuestas en magnitud sobre el semiespectro, mezclándolas en un intervalo de índices dado.</text:p>
      <text:p text:style-name="Preformatted_20_Text">ssp = frjoin(ssp1,ssp2,k1,k2)</text:p>
      <text:p text:style-name="Preformatted_20_Text"><text:tab/>ssp<text:tab/>= vector columna con la magnitud de la mezcla.</text:p>
      <text:p text:style-name="Preformatted_20_Text"><text:tab/>ssp1<text:tab/>= vector columna con la respuesta a mezclar por la izquierda.</text:p>
      <text:p text:style-name="P14"><text:tab/>ssp2<text:tab/>= vector columna con <text:span text:style-name="T11">la respuesta a mezclar por la derecha</text:span>.</text:p>
      <text:p text:style-name="P14"><text:tab/>k1<text:tab/>= primer índice del intervalo.</text:p>
      <text:p text:style-name="P14"><text:tab/>k2<text:tab/>= segundo índice del intervalo.</text:p>
      <text:h text:style-name="P43" text:outline-level="4">frjoinlog</text:h>
      <text:p text:style-name="P6">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p>
      <text:p text:style-name="Preformatted_20_Text"><text:tab/>ssp1<text:tab/>= vector columna con la respuesta a mezclar por la izquierda.</text:p>
      <text:p text:style-name="P14"><text:tab/>ssp2<text:tab/>= vector columna con <text:span text:style-name="T11">la respuesta a mezclar por la derecha</text:span>.</text:p>
      <text:p text:style-name="P14"><text:tab/>k1<text:tab/>= primer índice del intervalo.</text:p>
      <text:p text:style-name="P14"><text:tab/>k2<text:tab/>= segundo índice del intervalo.</text:p>
      <text:h text:style-name="P42" text:outline-level="4">gainpcm</text:h>
      <text:p text:style-name="P4">Aplica una cierta ganancia en dB a un archivo pcm y lo guarda.</text:p>
      <text:p text:style-name="P3">gainpcm (filename, gaindB)</text:p>
      <text:p text:style-name="P3"><text:tab/>filename<text:tab/>= nombres del archivo pcm.</text:p>
      <text:p text:style-name="P3"><text:tab/>gaindB<text:tab/>= ganancia a aplicar (dB).</text:p>
      <text:h text:style-name="P53" text:outline-level="4">HouseCurve</text:h>
      <text:p text:style-name="P72">Obtiene los valores de la ecualización House Curve sobre un vector de frecuencias f.</text:p>
      <text:p text:style-name="Preformatted_20_Text"><text:soft-page-break/><text:span text:style-name="T30">[mag, pha] = HouseCurve (F, f_corner, house_atten, fs)</text:span></text:p>
      <text:p text:style-name="P69">mag <text:tab/><text:tab/>= Vector de magnitudes (dB).</text:p>
      <text:p text:style-name="P69">pha <text:tab/><text:tab/>= Vector de fases (deg).</text:p>
      <text:p text:style-name="P69">F <text:tab/><text:tab/>= Vector de frecuencias.</text:p>
      <text:p text:style-name="P69">f_corner <text:tab/><text:tab/>= Frecuencia en la que empieza a bajar la curva.</text:p>
      <text:p text:style-name="P69">house_atten <text:tab/>= Atenuación a 20kHz.</text:p>
      <text:p text:style-name="P69">fs <text:tab/><text:tab/>= Frecuencia de muestreo.</text:p>
      <text:h text:style-name="P49" text:outline-level="4"><text:span text:style-name="T28">l</text:span>ininterp</text:h>
      <text:p text:style-name="P4">Obtiene la magnitud en decibelios sobre el semiespectro a partir de un archivo .frd.</text:p>
      <text:p text:style-name="P2">maglin = lininterp <text:span text:style-name="T21">(f,mag,m,fs)</text:span></text:p>
      <text:p text:style-name="P2"><text:tab/>maglin<text:tab/>= Magnitud interpolada.</text:p>
      <text:p text:style-name="P2"><text:tab/>mag<text:tab/>= Magnitud a interpolar.</text:p>
      <text:p text:style-name="P2"><text:tab/>f<text:tab/>= Frecuencias.</text:p>
      <text:p text:style-name="P2"><text:tab/>m<text:tab/>= Longitud del espectro completo (debe ser par).</text:p>
      <text:p text:style-name="P2"><text:tab/>fs<text:tab/>= Frecuencia de muestreo.</text:p>
      <text:h text:style-name="P52" text:outline-level="4">loadpcm</text:h>
      <text:p text:style-name="Text_20_body">(Tomada de DRC-fir) Lee archivos <text:span text:style-name="T21">pcm.</text:span></text:p>
      <text:p text:style-name="Preformatted_20_Text">pcm = loadpcm(fname)</text:p>
      <text:p text:style-name="P13"><text:tab/>pcm<text:tab/>= vector columna del <text:span text:style-name="T21">impulso.</text:span></text:p>
      <text:p text:style-name="Preformatted_20_Text"><text:tab/>fname<text:tab/>= <text:span text:style-name="T23">Nombre del </text:span><text:span text:style-name="T24">archivo .</text:span><text:span text:style-name="T16">pcm.</text:span></text:p>
      <text:h text:style-name="P52" text:outline-level="4">loadpcms</text:h>
      <text:p text:style-name="P4">Carga archivos impulso que verifican una máscara en una matriz de vectores columna.</text:p>
      <text:p text:style-name="P2">[imps,n] = loadpcms(filemask,kinit,kend)</text:p>
      <text:p text:style-name="P2"><text:tab/>imps<text:tab/>= matriz de vectores columna de los impulsos cargados.</text:p>
      <text:p text:style-name="P2"><text:tab/>n<text:tab/>= número de impulsos.</text:p>
      <text:p text:style-name="P2"><text:tab/>filemask<text:tab/>= máscara de nombres de archivo (string).</text:p>
      <text:p text:style-name="P2"><text:tab/>kinit<text:tab/>= índice para el comienzo del recorte.</text:p>
      <text:p text:style-name="P2"><text:tab/>kend<text:tab/>= índice para el comienzo del recorte.</text:p>
      <text:h text:style-name="P52" text:outline-level="4">loadpir</text:h>
      <text:p text:style-name="Text_20_body">Lee archivos .<text:span text:style-name="T16">pir de ARTA.</text:span></text:p>
      <text:p text:style-name="Preformatted_20_Text">pcm = loadpir(fname)</text:p>
      <text:p text:style-name="P13"><text:tab/>pcm<text:tab/>= vector columna del <text:span text:style-name="T21">impulso.</text:span></text:p>
      <text:p text:style-name="Preformatted_20_Text"><text:tab/>fname<text:tab/>= <text:span text:style-name="T23">Nombre del </text:span><text:span text:style-name="T24">archivo .</text:span><text:span text:style-name="T16">pcm.</text:span></text:p>
      <text:h text:style-name="P49" text:outline-level="4">logfreq</text:h>
      <text:p text:style-name="Text_20_body">Genera un vector de frecuencias espaciado logaritmicamente, entre el bin menor no nulo del fft y fs/2.</text:p>
      <text:p text:style-name="Preformatted_20_Text">logf = logfreq(m,fs,ppo)</text:p>
      <text:p text:style-name="Preformatted_20_Text"><text:tab/>m<text:tab/>= longitud del fft original.</text:p>
      <text:p text:style-name="Preformatted_20_Text"><text:tab/>fs<text:tab/>= frecuencia de muestreo.</text:p>
      <text:p text:style-name="Preformatted_20_Text"><text:tab/>ppo<text:tab/>= fracción de octava del intervalo de frecuencias.</text:p>
      <text:h text:style-name="P43" text:outline-level="4">mag2dB, pow2dB</text:h>
      <text:p text:style-name="P6">Pasa un vector de magnitud o potencia a decibelios .</text:p>
      <text:p text:style-name="Preformatted_20_Text">b = mag2dB(a)</text:p>
      <text:p text:style-name="Preformatted_20_Text"><text:tab/><text:span text:style-name="T12">b<text:tab/>= decibelios.</text:span></text:p>
      <text:p text:style-name="P14"><text:tab/>a<text:tab/>= magnitud.</text:p>
      <text:p text:style-name="Preformatted_20_Text"/>
      <text:p text:style-name="Preformatted_20_Text"><text:soft-page-break/>b = pow2dB(a)</text:p>
      <text:p text:style-name="Preformatted_20_Text"><text:tab/><text:span text:style-name="T12">b<text:tab/>= decibelios.</text:span></text:p>
      <text:p text:style-name="P14"><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espectro que imp.</text:p>
      <text:p text:style-name="Preformatted_20_Text"><text:tab/>excph<text:tab/>= Espectro completo pasatodo de exceso de fase.</text:p>
      <text:p text:style-name="P2"><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5">minph<text:tab/>= Espectro completo de fase mínima con la misma magnitud que sp.</text:p>
      <text:p text:style-name="P2"><text:tab/>sp<text:tab/>= Espectro completo. Longitud par.</text:p>
      <text:h text:style-name="P54" text:outline-level="4">RoomGain</text:h>
      <text:p text:style-name="P10"><text:span text:style-name="T29">Obtiene los valores de la ecualización Room Gain sobre un vector de frecuencias f.</text:span></text:p>
      <text:p text:style-name="P18"><text:span text:style-name="T30">[mag, pha] = RoomGain (F, gain_dBS, fs)</text:span></text:p>
      <text:p text:style-name="P70">mag <text:tab/><text:tab/>= Vector de magnitudes (dB).</text:p>
      <text:p text:style-name="P70">pha <text:tab/><text:tab/>= Vector de fases (deg).</text:p>
      <text:p text:style-name="P70">F <text:tab/><text:tab/>= Vector de frecuencias.</text:p>
      <text:p text:style-name="P23"><text:span text:style-name="T31">gain_dBS <text:tab/><text:tab/>= Ganancia total a DC sobre la respuesta plana.</text:span></text:p>
      <text:p text:style-name="P70">fs <text:tab/><text:tab/>= Frecuencia de muestreo.</text:p>
      <text:p text:style-name="P39">savepcm</text:p>
      <text:p text:style-name="Text_20_body">(Tomada de DRC-fir) Escribe archivos <text:span text:style-name="T21">pcm.</text:span></text:p>
      <text:p text:style-name="Preformatted_20_Text">savepcm(pcm,fname)</text:p>
      <text:p text:style-name="P13"><text:tab/>pcm<text:tab/>= vector del <text:span text:style-name="T16">impulso.</text:span></text:p>
      <text:p text:style-name="P15"><text:tab/>fname <text:tab/>= nombre de archivo .pcm.</text:p>
      <text:h text:style-name="P50" text:outline-level="4">semiblackman</text:h>
      <text:p text:style-name="P6">Obtiene la mitad derecha de una ventana Blackman de longitud m.</text:p>
      <text:p text:style-name="Preformatted_20_Text">w = semiblackman(m)</text:p>
      <text:p text:style-name="Preformatted_20_Text"><text:tab/>w <text:tab/>= ventana.</text:p>
      <text:p text:style-name="Preformatted_20_Text"><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p>
      <text:p text:style-name="Preformatted_20_Text"><text:tab/>wsp<text:tab/>= Espectro completo entre 0 y m-1 (m par).</text:p>
      <text:h text:style-name="P45" text:outline-level="4">smooth</text:h>
      <text:p text:style-name="Text_20_body">Suaviza un semiespectro real con un ancho dado en fracción de octava.</text:p>
      <text:p text:style-name="P16">xsss = smooth(xws,ppo)</text:p>
      <text:p text:style-name="Preformatted_20_Text"><text:soft-page-break/><text:tab/>x<text:span text:style-name="T26">ss</text:span>s<text:tab/>= vector columna con el semiespectro suavizado.</text:p>
      <text:p text:style-name="Preformatted_20_Text"><text:tab/>x<text:span text:style-name="T26">ws</text:span><text:tab/>= vector columna de valores reales (magnitud o fase) del <text:tab/><text:tab/>semiespectro.</text:p>
      <text:p text:style-name="Preformatted_20_Text"><text:tab/>ppo<text:tab/>= fracción de octava del suavizado.</text:p>
      <text:h text:style-name="P46" text:outline-level="4"><text:span text:style-name="T34">s</text:span>mooth<text:span text:style-name="T32">pw</text:span></text:h>
      <text:p text:style-name="P11">Suaviza <text:span text:style-name="T33">en potencia </text:span>un semiespectro real con un ancho dado en fracción de octava.</text:p>
      <text:p text:style-name="P17">xsss = smooth<text:span text:style-name="T32">pw</text:span>(xws,ppo)</text:p>
      <text:p text:style-name="Preformatted_20_Text"><text:tab/>xsss<text:tab/>= vector columna con el semiespectro suavizado.</text:p>
      <text:p text:style-name="Preformatted_20_Text"><text:tab/>xws<text:tab/>= vector columna de valores reales (magnitud o fase) del <text:tab/><text:tab/>semiespectro.</text:p>
      <text:p text:style-name="Preformatted_20_Text"><text:tab/>ppo<text:tab/>= fracción de octava del suavizado.</text:p>
      <text:h text:style-name="P43" text:outline-level="4">smoothlog</text:h>
      <text:p text:style-name="P6">Suaviza un espectro logarítmico con un ancho dado en fracción de octava.</text:p>
      <text:p text:style-name="Preformatted_20_Text">xs = smooth<text:span text:style-name="T38">log</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14"><text:tab/>ppo<text:tab/>= fracción de octava del intervalo de frecuencias.</text:p>
      <text:p text:style-name="P14"><text:tab/>ppoSm<text:tab/>= fracción de octava del suavizado.</text:p>
      <text:h text:style-name="P43" text:outline-level="4"><text:span text:style-name="T36">s</text:span>moothlogpw</text:h>
      <text:p text:style-name="P7">Suaviza <text:span text:style-name="T35">en potencia </text:span>un espectro logarítmico con un ancho dado en fracción de octava.</text:p>
      <text:p text:style-name="P19">xs = smooth<text:span text:style-name="T37">logpw</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reformatted_20_Text"><text:tab/>ppo<text:tab/>= fracción de octava del intervalo de frecuencias.</text:p>
      <text:p text:style-name="Preformatted_20_Text"><text:tab/>ppoSm<text:tab/>= fracción de octava del suavizado.</text:p>
      <text:h text:style-name="P43" text:outline-level="4">trwcos</text:h>
      <text:p text:style-name="P6">Genera ventanas de transición complementarias en un intervalo dado, según una función 'raised cosine' en escala de frecuencias logarítmica.</text:p>
      <text:p text:style-name="Preformatted_20_Text">[trw1,trw2] = trwcos(n1,n2)</text:p>
      <text:p text:style-name="Preformatted_20_Text"><text:tab/><text:span text:style-name="T12">trw1<text:tab/>= ventana de transición de izquierda a derecha.</text:span></text:p>
      <text:p text:style-name="P14"><text:tab/>trw2<text:tab/>= ventana de transición de derecha a izquierda.</text:p>
      <text:p text:style-name="P14"><text:tab/>n1<text:tab/>= Índice del extremo izquierdo de la ventana.</text:p>
      <text:p text:style-name="P14"><text:tab/>n2<text:tab/>= Índice del extremo derecho de la ventana.</text:p>
      <text:h text:style-name="P43" text:outline-level="4">trwcoslog</text:h>
      <text:p text:style-name="P6">Genera ventanas de transición complementarias en un intervalo dado, según una función 'raised cosine'. Los datos de entrada han de estar en magnitudes logarítmicas, tanto en frecuencia como en valor. <text:span text:style-name="T1">[revisar]</text:span></text:p>
      <text:p text:style-name="Preformatted_20_Text">[trw1,trw2] = trwcoslog(n1,n2)</text:p>
      <text:p text:style-name="Preformatted_20_Text"><text:tab/><text:span text:style-name="T12">trw1<text:tab/>= ventana de transición de izquierda a derecha.</text:span></text:p>
      <text:p text:style-name="P14"><text:tab/>trw2<text:tab/>= ventana de transición de derecha a izquierda.</text:p>
      <text:p text:style-name="P14"><text:tab/>n1<text:tab/>= Índice del extremo izquierdo de la ventana.</text:p>
      <text:p text:style-name="P14"><text:tab/>n2<text:tab/>= Índice del extremo derecho de la ventana.</text:p>
      <text:h text:style-name="P42" text:outline-level="4">wholesplp</text:h>
      <text:p text:style-name="Text_20_body">Obtiene el espectro simétrico completo a partir del espectro de las frecuencias positivas.</text:p>
      <text:p text:style-name="Preformatted_20_Text"><text:soft-page-break/>wsp = wholesplp(ssp)</text:p>
      <text:p text:style-name="Preformatted_20_Text"><text:tab/>wsp<text:tab/>= Espectro completo entre 0 y m-1 (m par).</text:p>
      <text:p text:style-name="Preformatted_20_Text"><text:tab/>ssp<text:tab/>= Semiespectro entre 0 y m/2.</text:p>
      <text:h text:style-name="P41" text:outline-level="4">wholespmp</text:h>
      <text:p text:style-name="P12">Obtiene el espectro causal completo a partir del espectro de las frecuencias positivas.</text:p>
      <text:p text:style-name="P20">wsp = wholespmp(ssp)</text:p>
      <text:p text:style-name="P20"><text:tab/>wsp<text:tab/>= Espectro completo entre 0 y m-1 (m par).</text:p>
      <text:p text:style-name="P20"><text:tab/>ssp<text:tab/>= Semiespectro entre 0 y m/2.</text:p>
      <text:h text:style-name="P60" text:outline-level="2">Otras funciones útiles</text:h>
      <text:h text:style-name="P55" text:outline-level="4">wavread</text:h>
      <text:p text:style-name="Text_20_body">(Original de octave) Lee archivos wav.</text:p>
      <text:p text:style-name="Preformatted_20_Text">[Y, FS, BITS] = wavread (FILENAME)</text:p>
      <text:p text:style-name="Preformatted_20_Text"><text:tab/>Y<text:tab/>= muestras de audio (cada canal en una columna).</text:p>
      <text:p text:style-name="P13"><text:tab/>FS<text:tab/>= frecuencia de muestreo (Hz).</text:p>
      <text:p text:style-name="Preformatted_20_Text"><text:tab/>BITS<text:tab/>= bits por muestra.</text:p>
      <text:h text:style-name="P43" text:outline-level="4">wavwrite</text:h>
      <text:p text:style-name="Text_20_body">(Original de octave) Escribe archivos wav.</text:p>
      <text:p text:style-name="Preformatted_20_Text">wavwrite (Y, FS, BITS, FILENAME)</text:p>
      <text:p text:style-name="P21">Write Y to the canonical RIFF/WAVE sound file FILENAME with sample rate FS and bits per sample BITS. <text:s/>The default sample rate is 8000 Hz with 16-bits per sample. <text:s/>Each column of the data represents a separate channel.</text:p>
      <text:h text:style-name="P47" text:outline-level="4">fftfilt</text:h>
      <text:p text:style-name="Text_20_body">(Original de <text:span text:style-name="T16">octave).</text:span></text:p>
      <text:p text:style-name="Preformatted_20_Text"><text:span text:style-name="T19">fftfilt</text:span> (<text:span text:style-name="Variable">b, x, n</text:span>)<text:bookmark text:name="index-fftfilt-1"/></text:p>
      <text:p text:style-name="P21">filters <text:span text:style-name="Variable">x</text:span> with the FIR filter <text:span text:style-name="Variable">b</text:span> using the FFT. </text:p>
      <text:h text:style-name="P42" text:outline-level="4"><text:span text:style-name="T17">f</text:span><text:span text:style-name="T14">ilter </text:span></text:h>
      <text:p text:style-name="Text_20_body">(Original de <text:span text:style-name="T16">octave).</text:span></text:p>
      <text:p text:style-name="Preformatted_20_Text"><text:span text:style-name="T16">y = </text:span><text:span text:style-name="T18">filter</text:span><text:span text:style-name="T16"> (</text:span><text:span text:style-name="Variable"><text:span text:style-name="T16">b, a, x</text:span></text:span><text:span text:style-name="T16">)</text:span><text:bookmark text:name="index-filter-1"/></text:p>
      <text:p text:style-name="P21">In terms of the z-transform, y is the result of passing the discrete- time signal x through a system characterized by the following rational system function: </text:p>
      <text:p text:style-name="Preformatted_20_Text"><text:s text:c="22"/>M</text:p>
      <text:p text:style-name="Preformatted_20_Text"><text:s text:c="21"/>SUM d(k+1) z^(-k)</text:p>
      <text:p text:style-name="Preformatted_20_Text"><text:s text:c="21"/>k=0</text:p>
      <text:p text:style-name="Preformatted_20_Text"><text:s text:c="11"/>H(z) = ----------------------</text:p>
      <text:p text:style-name="Preformatted_20_Text"><text:s text:c="24"/>N</text:p>
      <text:p text:style-name="Preformatted_20_Text"><text:s text:c="19"/>1 + SUM c(k+1) z^(-k)</text:p>
      <text:p text:style-name="P31"><text:s text:c="23"/>k=1</text:p>
      <text:p text:style-name="P21">where c = a/a(1) and d = b/a(1).</text:p>
      <text:h text:style-name="P48" text:outline-level="4">freqz</text:h>
      <text:p text:style-name="Text_20_body">(Original de <text:span text:style-name="T16">octave).</text:span></text:p>
      <text:p text:style-name="Preformatted_20_Text"><text:span text:style-name="T18">[</text:span><text:span text:style-name="Variable"><text:span text:style-name="T18">h</text:span></text:span><text:span text:style-name="T18">, </text:span><text:span text:style-name="Variable"><text:span text:style-name="T18">w</text:span></text:span><text:span text:style-name="T18">] = freqz (</text:span><text:span text:style-name="Variable"><text:span text:style-name="T18">b, a, w, Fs</text:span></text:span><text:span text:style-name="T18">)</text:span><text:bookmark text:name="index-freqz-1"/></text:p>
      <text:p text:style-name="P21"><text:soft-page-break/>Return the complex frequency response <text:span text:style-name="Variable">h</text:span> of the rational IIR filter whose numerator and denominator coefficients are <text:span text:style-name="Variable">b</text:span> and <text:span text:style-name="Variable">a</text:span>, respectively. Evaluate the response at the specific frequencies in the vector <text:span text:style-name="Variable">w</text:span>. Return frequencies in Hz instead of radians assuming a sampling rate <text:span text:style-name="Variable">Fs</text:span>.</text:p>
      <text:p text:style-name="P21"/>
      <text:h text:style-name="P48" text:outline-level="4">impz</text:h>
      <text:p text:style-name="P25">(Original de <text:span text:style-name="T16">octave).</text:span></text:p>
      <text:p text:style-name="P27">usage: [x, t] = impz(b [, a, n, fs])</text:p>
      <text:p text:style-name="Preformatted_20_Text"/>
      <text:p text:style-name="P21"><text:s/>Generate impulse-respo,nse characteristics of the filter. The filter</text:p>
      <text:p text:style-name="P21"><text:s/>coefficients correspond to the the z-plane rational function with</text:p>
      <text:p text:style-name="P21"><text:s/>numerator b and denominator a. <text:s/>If a is not specified, it defaults to</text:p>
      <text:p text:style-name="P21"><text:s/>1. If n is not specified, or specified as [], it will be chosen such</text:p>
      <text:p text:style-name="P21"><text:s/>that the signal has a chance to die down to -120dB, or to not explode</text:p>
      <text:p text:style-name="P21"><text:s/>beyond 120dB, or to show five periods if there is no significant</text:p>
      <text:p text:style-name="P24"><text:s/>damping. If no return arguments are requested, plot the results.</text:p>
      <text:p text:style-name="P28">usage: zplane(b [, a]) or zplane(z [, p])</text:p>
      <text:p text:style-name="Preformatted_20_Text"/>
      <text:p text:style-name="Preformatted_20_Text"><text:s/>Plot the poles and zeros. <text:s/>If the arguments are row vectors then they</text:p>
      <text:p text:style-name="Preformatted_20_Text"><text:s/>represent filter coefficients (numerator polynomial b and denominator</text:p>
      <text:p text:style-name="Preformatted_20_Text"><text:s/>polynomial a), but if they are column vectors or matrices then they</text:p>
      <text:p text:style-name="Preformatted_20_Text"><text:s/>represent poles and zeros.</text:p>
      <text:p text:style-name="Preformatted_20_Text"/>
      <text:p text:style-name="Preformatted_20_Text"><text:s/>This is a horrid interface, but I didn't choose it; better would be</text:p>
      <text:p text:style-name="Preformatted_20_Text"><text:s/>to accept b,a or z,p,g like other functions. <text:s/>The saving grace is</text:p>
      <text:p text:style-name="Preformatted_20_Text"><text:s/>that poly(x) always returns a row vector and roots(x) always returns</text:p>
      <text:p text:style-name="Preformatted_20_Text"><text:s/>a column vector, so it is usually right. <text:s/>You must only be careful</text:p>
      <text:p text:style-name="Preformatted_20_Text"><text:s/>when you are creating filters by hand.</text:p>
      <text:p text:style-name="Preformatted_20_Text"/>
      <text:p text:style-name="Preformatted_20_Text"><text:s/>Note that due to the nature of the roots() function, poles and zeros</text:p>
      <text:p text:style-name="Preformatted_20_Text"><text:s/>may be displayed as occurring around a circle rather than at a single</text:p>
      <text:p text:style-name="Preformatted_20_Text"><text:s/>point.</text:p>
      <text:p text:style-name="Preformatted_20_Text"/>
      <text:p text:style-name="Preformatted_20_Text"><text:s/>The transfer function is</text:p>
      <text:p text:style-name="Preformatted_20_Text"><text:s text:c="25"/></text:p>
      <text:p text:style-name="Preformatted_20_Text"><text:s text:c="8"/>B(z) <text:s text:c="2"/>b0 + b1 z^(-1) + b2 z^(-2) + ... + bM z^(-M)</text:p>
      <text:p text:style-name="Preformatted_20_Text"><text:s/>H(z) = ---- = --------------------------------------------</text:p>
      <text:p text:style-name="Preformatted_20_Text"><text:s text:c="8"/>A(z) <text:s text:c="2"/>a0 + a1 z^(-1) + a2 z^(-2) + ... + aN z^(-N)</text:p>
      <text:p text:style-name="Preformatted_20_Text"/>
      <text:p text:style-name="Preformatted_20_Text"><text:s text:c="15"/>b0 <text:s text:c="9"/>(z - z1) (z - z2) ... (z - zM)</text:p>
      <text:p text:style-name="Preformatted_20_Text"><text:s text:c="13"/>= -- z^(-M+N) ------------------------------</text:p>
      <text:p text:style-name="Preformatted_20_Text"><text:s text:c="15"/>a0 <text:s text:c="9"/>(z - p1) (z - p2) ... (z - pN)</text:p>
      <text:p text:style-name="Preformatted_20_Text"/>
      <text:p text:style-name="P31"><text:s/>The denominator a defaults to 1, and the poles p defaults to [].</text:p>
      <text:p text:style-name="P26">Function File: [<text:span text:style-name="Variable">sos</text:span>, <text:span text:style-name="Variable">g</text:span>] = <text:span text:style-name="T5">zp2sos</text:span> (<text:span text:style-name="Variable">z, p</text:span>)<text:bookmark text:name="index-zp2sos-1"/></text:p>
      <text:p text:style-name="Quotations">Convert filter poles and zeros to second-order sections. </text:p>
      <text:p text:style-name="Quotations">INPUTS:</text:p>
      <text:list xml:id="list8571510048755088895" text:style-name="L2">
        <text:list-item>
          <text:p text:style-name="P65"><text:span text:style-name="Variable">z</text:span> = column-vector containing the filter zeros</text:p>
        </text:list-item>
        <text:list-item>
          <text:p text:style-name="P65"><text:span text:style-name="Variable">p</text:span> = column-vector containing the filter poles</text:p>
        </text:list-item>
        <text:list-item>
          <text:p text:style-name="P63"><text:span text:style-name="Variable">g</text:span> = overall filter gain factor </text:p>
        </text:list-item>
      </text:list>
      <text:p text:style-name="Quotations"><text:soft-page-break/>RETURNED: </text:p>
      <text:list xml:id="list6830651790886541752" text:style-name="L3">
        <text:list-item>
          <text:p text:style-name="P66"><text:span text:style-name="Variable">sos</text:span> = matrix of series second-order sections, one per row:<text:line-break/><text:span text:style-name="Variable">sos</text:span> = [<text:span text:style-name="Variable">B1</text:span>.' <text:span text:style-name="Variable">A1</text:span>.'; ...; <text:span text:style-name="Variable">BN</text:span>.' <text:span text:style-name="Variable">AN</text:span>.'], where<text:line-break/><text:span text:style-name="Variable">B1</text:span><text:span text:style-name="Source_20_Text">.'==[b0 b1 b2] and </text:span><text:span text:style-name="Variable">A1</text:span><text:span text:style-name="Source_20_Text">.'==[1 a1 a2]</text:span> for section 1, etc.<text:line-break/>b0 must be nonzero for each section.<text:line-break/>See <text:span text:style-name="Source_20_Text">filter()</text:span> for documentation of the second-order direct-form filter coefficients <text:span text:style-name="Variable">B</text:span>i and %<text:span text:style-name="Variable">A</text:span>i, i=1:N. </text:p>
        </text:list-item>
        <text:list-item>
          <text:p text:style-name="P64"><text:span text:style-name="Variable">Bscale</text:span> is an overall gain factor that effectively scales any one of the <text:span text:style-name="Variable">B</text:span>i vectors. </text:p>
        </text:list-item>
      </text:list>
      <text:p text:style-name="Quotations">EXAMPLE: </text:p>
      <text:p text:style-name="P32"><text:s text:c="12"/>[z,p,g] = tf2zp([1 0 0 0 0 1],[1 0 0 0 0 .9]);</text:p>
      <text:p text:style-name="P32"><text:s text:c="12"/>[sos,g] = zp2sos(z,p,g)</text:p>
      <text:p text:style-name="P32"><text:s text:c="10"/></text:p>
      <text:p text:style-name="P32"><text:s text:c="10"/>sos =</text:p>
      <text:p text:style-name="P32"><text:s text:c="13"/>1.0000 <text:s text:c="3"/>0.6180 <text:s text:c="3"/>1.0000 <text:s text:c="3"/>1.0000 <text:s text:c="3"/>0.6051 <text:s text:c="3"/>0.9587</text:p>
      <text:p text:style-name="P32"><text:s text:c="13"/>1.0000 <text:s text:c="2"/>-1.6180 <text:s text:c="3"/>1.0000 <text:s text:c="3"/>1.0000 <text:s text:c="2"/>-1.5843 <text:s text:c="3"/>0.9587</text:p>
      <text:p text:style-name="P32"><text:s text:c="13"/>1.0000 <text:s text:c="3"/>1.0000 <text:s text:c="8"/>0 <text:s text:c="3"/>1.0000 <text:s text:c="3"/>0.9791 <text:s text:c="8"/>0</text:p>
      <text:p text:style-name="P32"><text:s text:c="10"/></text:p>
      <text:p text:style-name="P32"><text:s text:c="10"/>g =</text:p>
      <text:p text:style-name="P33"><text:s text:c="14"/>1</text:p>
      <text:p text:style-name="P29"><text:span text:style-name="Variable">rline</text:span> = <text:span text:style-name="T5">dbstop</text:span> (<text:span text:style-name="Variable">func, line, </text:span><text:span text:style-name="Variable"><text:span text:style-name="T20">...</text:span></text:span>)<text:bookmark text:name="index-dbstop-780"/></text:p>
      <text:p text:style-name="Quotations">Set a breakpoint in a function </text:p>
      <text:p text:style-name="P34"><text:span text:style-name="Source_20_Text">func</text:span></text:p>
      <text:p text:style-name="P35">String representing the function name. When already in debug mode this should be left out and only the line should be given. </text:p>
      <text:p text:style-name="P34"><text:span text:style-name="Source_20_Text">line</text:span></text:p>
      <text:p text:style-name="P35">Line number you would like the breakpoint to be set on. Multiple lines might be given as separate arguments or as a vector. </text:p>
      <text:p text:style-name="Quotations">The rline returned is the real line that the breakpoint was set at. </text:p>
      <text:p text:style-name="P30">dbcont<text:bookmark text:name="index-dbcont-778"/></text:p>
      <text:p text:style-name="Quotations">In debugging mode, quit debugging mode and continue execution. </text:p>
      <text:p text:style-name="P8">dbquit<text:bookmark text:name="index-dbquit-779"/></text:p>
      <text:p text:style-name="Quotations">In debugging mode, quit debugging mode and return to the top level. </text:p>
      <text:p text:style-name="Quotations"/>
      <text:p text:style-name="P40">Modificaciones a DSD (ejem, es por una buena causa):<text:line-break/><text:line-break/>La causa es poder hacer scripts para calcular de un tirón filtros LP y MP a varias Fs, con un solo archivo en que se especifiquen los parámetros básicos (cortes, etc.) que se repiten siempre.<text:line-break/><text:soft-page-break/><text:line-break/>Por eso (y otras cosas) se han hecho las siguienetes mods:<text:line-break/><text:line-break/>1. Los  archivos de guión no llevan la extensión .eqf, sino .xof, como se dice en el manual, y acorde con el nombre del script. La extensión es obligatoria porque...<text:line-break/><text:line-break/>2. Se da como parámetro de RRxof el nombre de archivo sin extensión (más cortito).<text:line-break/><text:line-break/>3. Opcionalmente de pueden dar, por este orden, fs y clase de filtro (lp o mp), y tienen precedencia sobre el guión (se pueden omitir en el guión, incluso). Por ejemplo: "RRxof t 44100 lp", o "RRxof t 44100", o "RRxof t" son órdenes válidas.<text:line-break/><text:line-break/>4. Desaparecen los parámetros FSOutPrefix y FSOutDir. El nombre de archivo y directorio se toman del archivo .frd de medición y se compone con la clase de filtro. De t.frd (lp) saldría lp-t.pcm.<text:line-break/><text:line-break/>5. Siempre se genera un subdirectorio cuyo nombre es la frecuencia de muestreo.<text:line-break/><text:line-break/>Y ya.<text:line-break/><text:line-break/>Es posible hacer scripts chulos, tipo esto:<text:line-break/><text:line-break/>% datos de usuario<text:line-break/>inputfiles={'t', 'm'};<text:line-break/>fs=[44100,48000];<text:line-break/>filtertypes={'lp', 'mp'};<text:line-break/>% fin datos<text:line-break/><text:line-break/>for i2=1:length(fs)<text:line-break/>    unlink([num2str(fs(i2)) "/niveles.txt"]);<text:line-break/>    for i1=1:length(inputfiles)<text:line-break/>        for i3=1:length(filtertypes)<text:line-break/>            RRxof(inputfiles{i1},num2str(fs(i2)),filtertypes{i3});<text:line-break/>        end<text:line-break/>    end<text:line-break/>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7-04-07T18:46:22</meta:creation-date>
    <dc:date>2014-09-25T22:24:33.221000000</dc:date>
    <meta:printed-by>R R</meta:printed-by>
    <meta:print-date>2007-08-24T21:33:41</meta:print-date>
    <meta:editing-cycles>451</meta:editing-cycles>
    <meta:editing-duration>P5DT7H11M50S</meta:editing-duration>
    <meta:document-statistic meta:table-count="0" meta:image-count="0" meta:object-count="0" meta:page-count="18" meta:paragraph-count="426" meta:word-count="4647" meta:character-count="28397" meta:non-whitespace-character-count="23485"/>
    <meta:user-defined meta:name="Info 1"/>
    <meta:user-defined meta:name="Info 2"/>
    <meta:user-defined meta:name="Info 3"/>
    <meta:user-defined meta:name="Info 4"/>
  </office:meta>
</office:document-meta>
</file>